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text-properties officeooo:paragraph-rsid="00033cda"/>
    </style:style>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7">
      <style:text-properties officeooo:paragraph-rsid="000409b3"/>
    </style:style>
    <style:style style:name="P9" style:family="paragraph" style:parent-style-name="Text_20_body" style:list-style-name="L8">
      <style:text-properties officeooo:rsid="00068fbd" officeooo:paragraph-rsid="00068fbd"/>
    </style:style>
    <style:style style:name="P10" style:family="paragraph" style:parent-style-name="Text_20_body">
      <style:text-properties officeooo:rsid="00068fbd" officeooo:paragraph-rsid="000b7a9f"/>
    </style:style>
    <style:style style:name="P11" style:family="paragraph" style:parent-style-name="Text_20_body" style:list-style-name="L8">
      <style:text-properties officeooo:paragraph-rsid="00068fbd"/>
    </style:style>
    <style:style style:name="P12" style:family="paragraph" style:parent-style-name="Text_20_body" style:list-style-name="L8">
      <style:text-properties officeooo:paragraph-rsid="0008767e"/>
    </style:style>
    <style:style style:name="P13" style:family="paragraph" style:parent-style-name="Text_20_body">
      <style:text-properties officeooo:rsid="0008767e" officeooo:paragraph-rsid="0008767e"/>
    </style:style>
    <style:style style:name="P14" style:family="paragraph" style:parent-style-name="Text_20_body" style:list-style-name="L11">
      <style:text-properties officeooo:paragraph-rsid="000b7a9f"/>
    </style:style>
    <style:style style:name="P15" style:family="paragraph" style:parent-style-name="Text_20_body" style:list-style-name="L11">
      <style:text-properties officeooo:rsid="000b7a9f" officeooo:paragraph-rsid="000b7a9f"/>
    </style:style>
    <style:style style:name="P16" style:family="paragraph" style:parent-style-name="Text_20_body" style:list-style-name="L11">
      <style:text-properties officeooo:rsid="000d6162" officeooo:paragraph-rsid="000d6162"/>
    </style:style>
    <style:style style:name="P17" style:family="paragraph" style:parent-style-name="Text_20_body">
      <style:text-properties officeooo:rsid="000f0014" officeooo:paragraph-rsid="000f0014"/>
    </style:style>
    <style:style style:name="P18" style:family="paragraph" style:parent-style-name="Text_20_body" style:list-style-name="L11">
      <style:text-properties officeooo:rsid="000f0014" officeooo:paragraph-rsid="000f0014"/>
    </style:style>
    <style:style style:name="P19" style:family="paragraph" style:parent-style-name="Text_20_body" style:list-style-name="L14">
      <style:text-properties officeooo:rsid="000f74d3" officeooo:paragraph-rsid="000f74d3"/>
    </style:style>
    <style:style style:name="P20" style:family="paragraph" style:parent-style-name="Text_20_body" style:list-style-name="L14">
      <style:text-properties officeooo:rsid="0010d19c" officeooo:paragraph-rsid="0010d19c"/>
    </style:style>
    <style:style style:name="P21" style:family="paragraph" style:parent-style-name="Text_20_body" style:list-style-name="L14">
      <style:text-properties officeooo:rsid="001181c2" officeooo:paragraph-rsid="001181c2"/>
    </style:style>
    <style:style style:name="P22" style:family="paragraph" style:parent-style-name="Text_20_body" style:list-style-name="L15">
      <style:text-properties officeooo:paragraph-rsid="00068fbd"/>
    </style:style>
    <style:style style:name="P23" style:family="paragraph" style:parent-style-name="Heading_20_2">
      <style:text-properties officeooo:paragraph-rsid="000570d3"/>
    </style:style>
    <style:style style:name="P24" style:family="paragraph" style:parent-style-name="Heading_20_3">
      <style:text-properties officeooo:rsid="000f0014" officeooo:paragraph-rsid="000f0014"/>
    </style:style>
    <style:style style:name="P25" style:family="paragraph" style:parent-style-name="Heading_20_4">
      <style:text-properties officeooo:rsid="001181c2" officeooo:paragraph-rsid="001181c2"/>
    </style:style>
    <style:style style:name="T1" style:family="text">
      <style:text-properties officeooo:rsid="000570d3"/>
    </style:style>
    <style:style style:name="T2" style:family="text">
      <style:text-properties officeooo:rsid="00068fbd"/>
    </style:style>
    <style:style style:name="T3" style:family="text">
      <style:text-properties officeooo:rsid="000aeeab"/>
    </style:style>
    <style:style style:name="T4" style:family="text">
      <style:text-properties officeooo:rsid="000f0014"/>
    </style:style>
    <style:style style:name="T5" style:family="text">
      <style:text-properties officeooo:rsid="000f74d3"/>
    </style:style>
    <style:style style:name="T6" style:family="text">
      <style:text-properties officeooo:rsid="0010d19c"/>
    </style:style>
    <style:style style:name="T7" style:family="text">
      <style:text-properties officeooo:rsid="001181c2"/>
    </style:style>
    <style:style style:name="T8" style:family="text">
      <style:text-properties officeooo:rsid="000876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JobCoach</text:h>
      <text:h text:style-name="Heading_20_1" text:outline-level="1">Présentation</text:h>
      <text:h text:style-name="Heading_20_3" text:outline-level="3">Déclaration de mission</text:h>
      <text:p text:style-name="Text_20_body">TheJobCaoch est un site web social visant à aider les chercheurs d'emploi à trouver du travail, soit en utilisant les outils intégrés gratuits, soit en payant pour profiter d'une aide humaine externe. Ces outils visent à structurer la recherche et à motiver le chercheur dans son activité journalière pour éviter les tendances naturelles soit au laisser-aller, soit à l'anxiété, toutes deux liées à l'isolation. </text:p>
      <text:p text:style-name="Text_20_body">TheJobCoach aide les « Coachs » réels (cabinet de placement, agences pour l'emploi, coachs) à encadrer leurs stagiaires en leur fournissant des outils de suivi adaptés.</text:p>
      <text:p text:style-name="Text_20_body">TheJobCoach fournit aux recruteurs des moyens ciblés de rechercher des candidats adaptés : annonces ciblées, bandeaux publicitaires ciblés, candidats ciblés.</text:p>
      <text:p text:style-name="Text_20_body">TheJobCoach fournit des moyens de publicité ciblés pour des évènements professionnels : salons, présentations, ... </text:p>
      <text:h text:style-name="Heading_20_3" text:outline-level="3">Outils à disposition des chercheurs d'emploi</text:h>
      <text:h text:style-name="Heading_20_4" text:outline-level="4">Gestion au jour le jour</text:h>
      <text:p text:style-name="Text_20_body">La gestion des documents liés à la recherche : CV, lettre de motivation, lettre de recommandation, autre</text:p>
      <text:p text:style-name="Text_20_body">La gestion des opportunités : description, statut et des évènements associés.</text:p>
      <text:p text:style-name="Text_20_body">Un calendrier qui stocke des évènements effectué et le reste à faire.</text:p>
      <text:p text:style-name="Text_20_body">Des rapports à imprimer sont disponibles et permettent de</text:p>
      <text:list xml:id="list1515666858042281308" text:style-name="L1">
        <text:list-item>
          <text:p text:style-name="P1">Se donner confiance en voyant le travail accompli</text:p>
        </text:list-item>
        <text:list-item>
          <text:p text:style-name="P1">Sauver ses données personnelles</text:p>
        </text:list-item>
        <text:list-item>
          <text:p text:style-name="P1">Justifier plus facilement de sa recherche d'emploi auprès de Pôle Emploi</text:p>
        </text:list-item>
      </text:list>
      <text:p text:style-name="Text_20_body">Une liste d'action (Post-it « A Faire ») à effectuer pour la journée qui contient :</text:p>
      <text:list xml:id="list7032141729811015467" text:style-name="L2">
        <text:list-item>
          <text:p text:style-name="P2">Des actions libres fixées par l'utilisateur</text:p>
        </text:list-item>
        <text:list-item>
          <text:p text:style-name="P2">Les rappels d'actions planifiées dans les journaux</text:p>
        </text:list-item>
        <text:list-item>
          <text:p text:style-name="P2">Les rappels d'actions liées aux documents ou aux sites (« remonter le CV en haut de la pile de Monster.fr») ou aux contacts : (« rappeler Mr Bidule tous les mois »)</text:p>
        </text:list-item>
        <text:list-item>
          <text:p text:style-name="P2">Les rappels d'actions planifiées par le coach</text:p>
        </text:list-item>
      </text:list>
      <text:h text:style-name="Heading_20_4" text:outline-level="4">Coach virtuel</text:h>
      <text:p text:style-name="Text_20_body">Le coach virtuel est un support moral durant la recherche d'emploi. Un avatar qui peut être choisi adopte un langage et des messages particuliers qui le rende plus « humain » et motive le cherche<text:span text:style-name="T2">ur</text:span> d'emploi tout au long de sa journée.</text:p>
      <text:p text:style-name="Text_20_body"><text:soft-page-break/>Le coach remet un rapport régulier en fonction des objectifs fixés pas le chercheur d'emploi</text:p>
      <text:p text:style-name="Text_20_body">Le coach émet des messages lors d'évènements particuliers ou pour « rappeler à l'ordre » l'utilisateur. Il envoie des mails en cas de problème particulier.</text:p>
      <text:p text:style-name="Text_20_body">Objectif à long terme : équiper le coach virtuel d'outils d'IA plus poussés : analyse automatique de son CV, de ses lettres de motivations, analyse comportementale, …</text:p>
      <text:h text:style-name="Heading_20_4" text:outline-level="4">Coach réel</text:h>
      <text:p text:style-name="Text_20_body">L 'utilisateur peut solliciter les conseils de coachs emploi réels, le site est un facilitateur pour acheter des crédits pour obtenir des conseils (tarifés) sur son CV, sa méthode, etc.</text:p>
      <text:h text:style-name="Heading_20_4" text:outline-level="4">Réseau social</text:h>
      <text:p text:style-name="Text_20_body">L'utilisateur peut se constituer une liste de contacts interne au site : coachs et autres chercheurs d'emploi. Il autorise ou refuse les contacts qui lui parvienne. Il peut chercher d'autres utilisaterus qui ont acceptés d'être contactés</text:p>
      <text:p text:style-name="Text_20_body">Chaque contact a une liste de droits associés pour accéder aux données personnelles de l'utilisateur : liste des opportunités, des journaux, des documents, des contacts.</text:p>
      <text:p text:style-name="Text_20_body">Ces contacts sont accessibles par chat (avec conservation de l'historique) et mails.</text:p>
      <text:p text:style-name="Text_20_body">Les contacts par chat peuvent être bloqués en se mettant en « mode travail ». L'utilisateuur est disponible par défaut.</text:p>
      <text:h text:style-name="Heading_20_4" text:outline-level="4">Contacts externes par évènements</text:h>
      <text:p text:style-name="Text_20_body">L'utilisateur a une page principale sur laquelle sont publiés les évènements susceptibles de l'intéresser sur sa région : conventions professionnelles (pour le même domaine), forums emplois, évènements avec réductions pour chercheurs d'emploi.</text:p>
      <text:p text:style-name="Text_20_body">L'objectif est de dynamiser la recherche en maintenannt le contact avec des professionnels de sa région.</text:p>
      <text:h text:style-name="Heading_20_4" text:outline-level="4">Bibliothèque (« Chomageothèque »:-) )</text:h>
      <text:p text:style-name="Text_20_body">Le site propose des conseils et une liste de ressources soit localement soit sur d'autres sites, notamment une liste de « job boards » (apec, monster ,...) classés par localisation, secteur, activité.</text:p>
      <text:h text:style-name="Heading_20_3" text:outline-level="3">Outils à disposition des coachs emploi</text:h>
      <text:p text:style-name="Text_20_body">Par coach emploi, on entend :</text:p>
      <text:list xml:id="list2233015822079359567" text:style-name="L3">
        <text:list-item>
          <text:p text:style-name="P3">les coachs indépendants,</text:p>
        </text:list-item>
        <text:list-item>
          <text:p text:style-name="P3">les cabinets de placement</text:p>
        </text:list-item>
        <text:list-item>
          <text:p text:style-name="P3">les conseillers « pôle emploi »</text:p>
        </text:list-item>
      </text:list>
      <text:p text:style-name="Text_20_body">Le site permet aux coachs de suivre l'évolution de leur stagiaire, qu'ils soit officiels ou </text:p>
      <text:p text:style-name="Text_20_body">Ils sont prévenus à chaque événement dès lors que le stagiaire les a autorisé à suivre (terme à préférer à « surveiller » voire « fliquer ») leurs actions.</text:p>
      <text:p text:style-name="Text_20_body">Le bénéfice est double :</text:p>
      <text:list xml:id="list1851718976259652399" text:style-name="L4">
        <text:list-item>
          <text:p text:style-name="P4"><text:soft-page-break/>pour le stagiaire, l'arrêt de l'impression de « parler dans le désert », la possibilité d'avoir un retour rapide.</text:p>
        </text:list-item>
        <text:list-item>
          <text:p text:style-name="P4">pour le coach, un suivi smplifié sans perdre une seule action, avec la possibilité de contacter directement le stagiaire en cas d'évènement intéressant.</text:p>
        </text:list-item>
      </text:list>
      <text:h text:style-name="Heading_20_3" text:outline-level="3">Outils à disposition des coachs emploi</text:h>
      <text:p text:style-name="Text_20_body">TBD</text:p>
      <text:h text:style-name="Heading_20_3" text:outline-level="3">Moyens de financement</text:h>
      <text:p text:style-name="Text_20_body">TheJobCoach finance son activité grâce aux moyens suivants :</text:p>
      <text:list xml:id="list877419801885825" text:style-name="L5">
        <text:list-item>
          <text:p text:style-name="P5">En proposant aux chercheurs d'emploi utilisateurs du site une version payante illimitée : plus de documents, plus grande limite de taille de fichier, des coachs avatar différents, </text:p>
        </text:list-item>
        <text:list-item>
          <text:p text:style-name="P5">En proposant à des coachs, des cabinets de placement et des agences pour l'emploi un outil de suivi adapté pour suivre leurs stagiaires. La facturation est faite sur la base du nombre de stagiaire suivis/mois.</text:p>
        </text:list-item>
        <text:list-item>
          <text:p text:style-name="P5">En proposant aux recruteurs des outils de recrutement plus fins, permettannt de cibler des profils en recherche active, postulant aux postes qui sont justement à pourvoir, ou plus classiquement sur recherche de mots-clés.</text:p>
        </text:list-item>
      </text:list>
      <text:h text:style-name="Heading_20_2" text:outline-level="2">Détails des outils de recherche d'emploi</text:h>
      <text:h text:style-name="Heading_20_3" text:outline-level="3">Détails de l'outil de suivi d'opportunité</text:h>
      <text:p text:style-name="Text_20_body">Une opportunité est « une possibilité d'emploi concrète, quelle que soit son origine : offre d'emploi suur un site, discussion avec une connaissance, changement d'emploi en interne »</text:p>
      <text:h text:style-name="Heading_20_4" text:outline-level="4">Différents états de la candidature</text:h>
      <text:list xml:id="list2097414489007479449" text:style-name="L6">
        <text:list-item>
          <text:p text:style-name="P6">DISCOVERED – l'opportunité vient d'être saisie par l'utilisateur - Compte pour les statistiques du nombres d'opportunité sur la période</text:p>
        </text:list-item>
        <text:list-item>
          <text:p text:style-name="P6">APPLIED – Un premier pas vers la candidature a été effectué, l'utilisateur attend un retour</text:p>
        </text:list-item>
        <text:list-item>
          <text:p text:style-name="P6">INTERVIEWS – Procédure de recrutement, négociation </text:p>
        </text:list-item>
        <text:list-item>
          <text:p text:style-name="P6">SUCCESS – Retour positif, attente du choix de l'utilisateur</text:p>
        </text:list-item>
        <text:list-item>
          <text:p text:style-name="P6">CLOSED – L'opportunité n'a pas donné satisfaction</text:p>
        </text:list-item>
      </text:list>
      <text:h text:style-name="Heading_20_4" text:outline-level="4">Différents types de journaux</text:h>
      <text:p text:style-name="Text_20_body">Chaque journal contient :</text:p>
      <text:list xml:id="list1252872208326440840" text:style-name="L7">
        <text:list-item>
          <text:p text:style-name="P7">Un titre</text:p>
        </text:list-item>
        <text:list-item>
          <text:p text:style-name="P7">Une description</text:p>
        </text:list-item>
        <text:list-item>
          <text:p text:style-name="P7">Des notes privées – JAMAIS partagées avec aucun autre utilisateur - « défouloir »</text:p>
        </text:list-item>
        <text:list-item>
          <text:p text:style-name="P7"><text:soft-page-break/>Une date d'évènement : à quelle date l'évènement s'est produit OU se produira</text:p>
        </text:list-item>
        <text:list-item>
          <text:p text:style-name="P7">Fait – Une boite à cocher pour savoir si l'action a été faite ou pas. S'applique pour les états RECALL et INTERVIEW uniquement</text:p>
        </text:list-item>
        <text:list-item>
          <text:p text:style-name="P7">Le type d'évènement :</text:p>
          <text:list>
            <text:list-item>
              <text:p text:style-name="P7">APPLIED – Lors de la création de l'évènement, l'outil propose de changer l'état de l'opportunité à APPLIED. <text:s/>- Compte pour les statistiques du nombres de candidatures sur la période</text:p>
            </text:list-item>
            <text:list-item>
              <text:p text:style-name="P7">EVENT – L'utilisateur peut entrer n'importe quelle information.</text:p>
            </text:list-item>
            <text:list-item>
              <text:p text:style-name="P7">RECALL – L'utilisateur a rappelé pour avoir le statut – Si la date est dans le futur, l'utilisateur DOIT rappeler à cette date. Une boite à cocher permet de confirmer que l'action a été faite, sinon le logiciel insistera (lourdement) pour inciter à faire l'action.</text:p>
            </text:list-item>
            <text:list-item>
              <text:p text:style-name="P7">INTERVIEW – Lors de la création de l'évènement, l'outil propose de changer l'état de l'opportunité à INTERVIEWS – Si la date est dans le futur, l'utilisateur AURA un entretien à cette date. Une boite à cocher permet de confirmer que l'action a été faite, sinon le logiciel insistera (lourdement) pour inciter à faire un compte-rendu de l'entretien - Compte pour les statistiques du nombres d'entretiens sur la période</text:p>
            </text:list-item>
            <text:list-item>
              <text:p text:style-name="P8">PROPOSAL – Lors de la création de l'évènement, l'outil propose de changer l'état de l'opportunité à SUCCESS ou CLOSED – L'utilisateur a reçu une réponse finale et doit décider des suites à lui donner - Compte pour les statistiques du nombres de succcès sur la période</text:p>
            </text:list-item>
            <text:list-item>
              <text:p text:style-name="P8">CLOSED – Lors de la création de l'évènement, l'outil propose de changer l'état de l'opportunité à CLOSED- L'opportunité est close (refus ou autre).</text:p>
            </text:list-item>
          </text:list>
        </text:list-item>
        <text:list-item>
          <text:p text:style-name="P7">Un nombre quelconque de documents attachés</text:p>
        </text:list-item>
        <text:list-item>
          <text:p text:style-name="P7">Un nombre quelconque de contacts externes associés</text:p>
        </text:list-item>
      </text:list>
      <text:h text:style-name="Heading_20_4" text:outline-level="4">Détails sur l'agenda</text:h>
      <text:h text:style-name="P23" text:outline-level="2"><text:span text:style-name="T4">Messages</text:span> d<text:span text:style-name="T1">u coach virtuel</text:span></text:h>
      <text:h text:style-name="P24" text:outline-level="3">Objectifs</text:h>
      <text:p text:style-name="P10">Détails de tous les messages émis par le coach. <text:span text:style-name="T4">Objectif fonctionnel des messages</text:span></text:p>
      <text:list xml:id="list3128065700759382656" text:style-name="L11">
        <text:list-item>
          <text:p text:style-name="P15">Par événement : chaque événement (clic, temporisation, etc) peut tirer un message <text:span text:style-name="T4">=&gt; guider l'utilisateur sur le site OU le conseiller dans sa recherche</text:span></text:p>
        </text:list-item>
        <text:list-item>
          <text:p text:style-name="P14"><text:span text:style-name="T2">Le message est adapté pour chaque persona du coach =&gt; s'adapter au type de conseil recherché par l'utilisateur</text:span></text:p>
        </text:list-item>
        <text:list-item>
          <text:p text:style-name="P15">Chaque coach peut avoir plusieurs messages différents pour un même événement <text:span text:style-name="T4">=&gt; limiter la répétitivité des messages du coach</text:span></text:p>
        </text:list-item>
        <text:list-item>
          <text:p text:style-name="P16">Les messages peuvent <text:span text:style-name="T4">n’apparaître</text:span> qu'un nombre de fois limités. =&gt; pour éviter d'ennuyer l'ut<text:span text:style-name="T4">i</text:span>lisateur, <text:span text:style-name="T4">progression de l'utilisateur en considérant que celui-ci a eu le temps d'intégrer le message</text:span></text:p>
        </text:list-item>
        <text:list-item>
          <text:p text:style-name="P16"><text:soft-page-break/>Les messages peuvent apparaître après un temps d'utilisation <text:span text:style-name="T4">ou un nombre d’occurrence </text:span>=&gt; renouveler l'expérience utilisateur</text:p>
        </text:list-item>
        <text:list-item>
          <text:p text:style-name="P18">Lorsque plusieurs messages arrivent, ils sont traités avec un délai d'attente. Un message peut effectuer un « vidage » de la liste des messages à traiter =&gt; éviter de surcharger l'utilisateur</text:p>
        </text:list-item>
      </text:list>
      <text:h text:style-name="Heading_20_3" text:outline-level="3">Spé<text:span text:style-name="T4">cification des messages</text:span></text:h>
      <text:p text:style-name="P17">Pour chaque événement :</text:p>
      <text:list xml:id="list5894398348143210401" text:style-name="L14">
        <text:list-item>
          <text:p text:style-name="P19">Pour chaque persona :</text:p>
          <text:list>
            <text:list-item>
              <text:p text:style-name="P19">le nombre de messages différents possibles ; 0 si non-géré</text:p>
            </text:list-item>
            <text:list-item>
              <text:p text:style-name="P19">chaque message, avec les paramètres associés, localisé par lan<text:span text:style-name="T6">g</text:span>ue (langue*<text:span text:style-name="T6">nombre</text:span> messages)</text:p>
            </text:list-item>
          </text:list>
        </text:list-item>
        <text:list-item>
          <text:p text:style-name="P20">nombre d'occurrence avant affichage (0 si immédiat)</text:p>
        </text:list-item>
        <text:list-item>
          <text:p text:style-name="P20">nombre d'affichage max (1 si une seule fois)</text:p>
        </text:list-item>
        <text:list-item>
          <text:p text:style-name="P21">événement qui génère le message (ex : nouvelle opportunité)</text:p>
        </text:list-item>
        <text:list-item>
          <text:p text:style-name="P21">conditions de génération (ex : afficher un message de tache post-it uniquement si un post-it a été effectivement créé)</text:p>
        </text:list-item>
      </text:list>
      <text:h text:style-name="P24" text:outline-level="3">Liste des message<text:span text:style-name="T5">s</text:span></text:h>
      <text:p text:style-name="P17"/>
      <text:h text:style-name="Heading_20_4" text:outline-level="4">bienvenue</text:h>
      <text:list xml:id="list3910527738088838914" text:style-name="L8">
        <text:list-item>
          <text:p text:style-name="P9">Première venue sur le site. </text:p>
        </text:list-item>
      </text:list>
      <text:h text:style-name="P25" text:outline-level="4">Arrivée sur le site</text:h>
      <text:list xml:id="list145030848561451" text:continue-numbering="true" text:style-name="L8">
        <text:list-item>
          <text:p text:style-name="P11"><text:span text:style-name="T7">Heure d'arrivée 20 minutes après l'heure paramétrée</text:span></text:p>
        </text:list-item>
        <text:list-item>
          <text:p text:style-name="P11"><text:span text:style-name="T2">L'heure d'arrivée est avancée de -5 minutes : normal</text:span></text:p>
        </text:list-item>
        <text:list-item>
          <text:p text:style-name="P11"><text:span text:style-name="T2">L'heure d'arrivée est avancée de -20 minutes : warning + Invitation à changer le règlage</text:span></text:p>
        </text:list-item>
        <text:list-item>
          <text:p text:style-name="P12"><text:span text:style-name="T8">L'heure d’arrivée n'est pas paramétrée : proposer un lien direct vers les paramètrages</text:span></text:p>
        </text:list-item>
      </text:list>
      <text:h text:style-name="Heading_20_4" text:outline-level="4">Heure de quitter le site</text:h>
      <text:list xml:id="list1792182015988290842" text:style-name="L15">
        <text:list-item>
          <text:p text:style-name="P22"><text:span text:style-name="T2">signaler l'heure de quitter le site</text:span></text:p>
        </text:list-item>
      </text:list>
      <text:h text:style-name="Heading_20_4" text:outline-level="4"><text:span text:style-name="T8">Opportunités</text:span></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la </meta:initial-creator>
    <meta:creation-date>2012-05-20T14:54:25</meta:creation-date>
    <dc:date>2013-12-28T14:50:28.768793598</dc:date>
    <meta:editing-duration>P5DT1H48M57S</meta:editing-duration>
    <meta:editing-cycles>26</meta:editing-cycles>
    <meta:generator>LibreOffice/4.1.3.2$Linux_X86_64 LibreOffice_project/410m0$Build-2</meta:generator>
    <meta:document-statistic meta:table-count="0" meta:image-count="0" meta:object-count="0" meta:page-count="5" meta:paragraph-count="110" meta:word-count="1575" meta:character-count="9814" meta:non-whitespace-character-count="8379"/>
  </office:meta>
</office:document-meta>
</file>